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1">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number-columns-repeated="1008"/>
        </table:table-row>
        <table:table-row table:style-name="ro1">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23:26:20.218737120</dc:date>
    <meta:creation-date>2016-09-05T22:47:24Z</meta:creation-date>
    <meta:editing-cycles>1620</meta:editing-cycles>
    <meta:editing-duration>P33DT18H7M1S</meta:editing-duration>
    <meta:generator>LibreOffice/5.2.7.2$Linux_X86_64 LibreOffice_project/20m0$Build-2</meta:generator>
    <meta:document-statistic meta:table-count="4" meta:cell-count="4387" meta:object-count="0"/>
  </office:meta>
</office:document-meta>
</file>